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5204"/>
    </style:style>
    <style:style style:name="P2" style:family="paragraph" style:parent-style-name="Standard">
      <style:paragraph-properties fo:text-align="start" style:justify-single-word="false"/>
      <style:text-properties officeooo:paragraph-rsid="001c5204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c5204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5204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c5204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c5204"/>
    </style:style>
    <style:style style:name="P7" style:family="paragraph" style:parent-style-name="Standard" style:list-style-name="L1">
      <style:paragraph-properties fo:text-align="start" style:justify-single-word="false" style:writing-mode="lr-tb"/>
      <style:text-properties officeooo:paragraph-rsid="001e8804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1c5204"/>
    </style:style>
    <style:style style:name="P9" style:family="paragraph" style:parent-style-name="Standard" style:list-style-name="L1">
      <style:paragraph-properties fo:text-align="start" style:justify-single-word="false" style:writing-mode="lr-tb"/>
      <style:text-properties officeooo:rsid="001b5683" officeooo:paragraph-rsid="001e8804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de757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c5204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officeooo:rsid="001c52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1835580672952471529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433140691662" text:continue-numbering="true" text:style-name="L1">
        <text:list-item>
          <text:p text:style-name="P4">A car starts from a stop at a traffic light that has just turned green. <text:s/>The car accelerates at a rate of <text:span text:style-name="T6">2 </text:span>m/s<text:span text:style-name="T1">2</text:span><text:span text:style-name="T3">. <text:s/>How fast is the car traveling after </text:span><text:span text:style-name="T4">6</text:span><text:span text:style-name="T3">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432577981647" text:continue-numbering="true" text:style-name="L1">
        <text:list-item>
          <text:p text:style-name="P5">You are riding your bike at a speed of 4 m/s when you see a large dog behind you. <text:s/>In an effort to outrun the dog, you accelerate to 20 m/s over the course of the next 8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432741623763" text:continue-numbering="true" text:style-name="L1">
        <text:list-item>
          <text:p text:style-name="P4"><text:span text:style-name="T3">You are skydiving, and are falling at your terminal velocity of 60 m/s. <text:s/>You pull your parachute, and decelerate to a speed of 10 m/s, at a rate of 5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432783041590" text:continue-numbering="true" text:style-name="L1">
        <text:list-item>
          <text:p text:style-name="P5">A car is driving on Lee Trevino at 20 m/s when the driver sees a red light. <text:s/>The driver slows the car to a stop over the next 8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432569202093" text:continue-numbering="true" text:style-name="L1">
        <text:list-item>
          <text:p text:style-name="P5"><text:soft-page-break/>A Lauren is walking at 2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433789286997" text:continue-numbering="true" text:style-name="L1">
        <text:list-item>
          <text:p text:style-name="P5">A plane is traveling 250 m/s when it touches down on the runway while landing. <text:s/>It comes to a complete stop in 25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432511129046" text:continue-numbering="true" text:style-name="L1">
        <text:list-item>
          <text:p text:style-name="P5">Elijah is driving a car with a top acceleration of 12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2433805859013" text:continue-numbering="true" text:style-name="L1">
        <text:list-item>
          <text:p text:style-name="P6"><text:span text:style-name="T3">Celina is marching forward at a speed of 1 m/s when she starts to march backward at a speed of 2 m/s. <text:s/>If she accelerates at 12 m/s</text:span><text:span text:style-name="T1">2</text:span><text:span text:style-name="T3">, how much time will the change take?</text:span></text:p>
        </text:list-item>
      </text:list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list xml:id="list72432380876131" text:continue-numbering="true" text:style-name="L1">
        <text:list-item>
          <text:p text:style-name="P9"><text:span text:style-name="T3">A car is advertised to go from “0 to 60 mph </text:span><text:span text:style-name="T5">[26.822 m/s]</text:span><text:span text:style-name="T3"> in 4.3 seconds.” <text:s/>What is the acceleration of the car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9-06T07:24:31.589588723" text:date-adjust="PT24H00M00S">09/0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45.114102223</meta:creation-date>
    <meta:editing-duration>PT44S</meta:editing-duration>
    <meta:editing-cycles>4</meta:editing-cycles>
    <meta:generator>LibreOffice/4.3.7.2$Linux_X86_64 LibreOffice_project/430$Build-2</meta:generator>
    <meta:initial-creator>Jonas Williamson</meta:initial-creator>
    <dc:date>2016-09-06T07:24:31.537910741</dc:date>
    <meta:document-statistic meta:table-count="0" meta:image-count="2" meta:object-count="0" meta:page-count="2" meta:paragraph-count="13" meta:word-count="350" meta:character-count="1790" meta:non-whitespace-character-count="1413"/>
  </office:meta>
</office:document-meta>
</file>